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6.921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3744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5.4882in"/>
    </style:style>
    <style:style style:name="co15" style:family="table-column">
      <style:table-column-properties fo:break-before="auto" style:column-width="5.1764in"/>
    </style:style>
    <style:style style:name="co16" style:family="table-column">
      <style:table-column-properties fo:break-before="auto" style:column-width="4.8744in"/>
    </style:style>
    <style:style style:name="co17" style:family="table-column">
      <style:table-column-properties fo:break-before="auto" style:column-width="2.2618in"/>
    </style:style>
    <style:style style:name="co18" style:family="table-column">
      <style:table-column-properties fo:break-before="auto" style:column-width="4.2598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1.0327in"/>
    </style:style>
    <style:style style:name="co22" style:family="table-column">
      <style:table-column-properties fo:break-before="auto" style:column-width="4.16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1.161in"/>
    </style:style>
    <style:style style:name="co27" style:family="table-column">
      <style:table-column-properties fo:break-before="auto" style:column-width="5.0827in"/>
    </style:style>
    <style:style style:name="co28" style:family="table-column">
      <style:table-column-properties fo:break-before="auto" style:column-width="1.5791in"/>
    </style:style>
    <style:style style:name="co29" style:family="table-column">
      <style:table-column-properties fo:break-before="auto" style:column-width="5.1472in"/>
    </style:style>
    <style:style style:name="co30" style:family="table-column">
      <style:table-column-properties fo:break-before="auto" style:column-width="1.3291in"/>
    </style:style>
    <style:style style:name="co31" style:family="table-column">
      <style:table-column-properties fo:break-before="auto" style:column-width="6.2516in"/>
    </style:style>
    <style:style style:name="co32" style:family="table-column">
      <style:table-column-properties fo:break-before="auto" style:column-width="1.4583in"/>
    </style:style>
    <style:style style:name="co33" style:family="table-column">
      <style:table-column-properties fo:break-before="auto" style:column-width="5.6083in"/>
    </style:style>
    <style:style style:name="co34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02in" fo:break-before="auto" style:use-optimal-row-height="true"/>
    </style:style>
    <style:style style:name="ro8" style:family="table-row">
      <style:table-row-properties style:row-height="0.3291in" fo:break-before="auto" style:use-optimal-row-height="true"/>
    </style:style>
    <style:style style:name="ro9" style:family="table-row">
      <style:table-row-properties style:row-height="0.4244in" fo:break-before="auto" style:use-optimal-row-height="tru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ccccc"/>
    </style:style>
    <style:style style:name="ta3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</style:style>
    <style:style style:name="ce109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wrap-option="wrap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1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111" style:family="table-cell" style:parent-style-name="Default">
      <style:table-cell-properties fo:border-bottom="0.74pt solid #000000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55" style:family="table-cell" style:parent-style-name="Default">
      <style:table-cell-properties fo:border-bottom="0.74pt solid #000000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afd095" fo:wrap-option="wrap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8" style:family="table-cell" style:parent-style-name="Default">
      <style:table-cell-properties fo:background-color="#ffa6a6" fo:wrap-option="wrap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205" style:family="table-cell" style:parent-style-name="Default">
      <style:table-cell-properties fo:background-color="#afd095"/>
    </style:style>
    <style:style style:name="ce206" style:family="table-cell" style:parent-style-name="Default">
      <style:table-cell-properties fo:background-color="#ffa6a6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12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225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226" style:family="table-cell" style:parent-style-name="Default">
      <style:text-properties style:font-name="Arial2" fo:font-size="12pt" style:font-size-asian="12pt" style:font-size-complex="12pt"/>
    </style:style>
    <style:style style:name="ce227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3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1"/>
        <table:table-column table:style-name="co3" table:default-cell-style-name="ce41"/>
        <table:table-column table:style-name="co4" table:number-columns-repeated="16380" table:default-cell-style-name="ce41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7" office:value-type="string" calcext:value-type="string">
            <text:p>TimTheWebmaster</text:p>
          </table:table-cell>
          <table:table-cell table:style-name="ce46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8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1">
        <table:table-column table:style-name="co5" table:default-cell-style-name="ce58"/>
        <table:table-column table:style-name="co6" table:default-cell-style-name="ce58"/>
        <table:table-column table:style-name="co4" table:number-columns-repeated="16382" table:default-cell-style-name="ce26"/>
        <table:table-row table:style-name="ro1">
          <table:table-cell table:style-name="ce51" office:value-type="string" calcext:value-type="string">
            <text:p>Действие</text:p>
          </table:table-cell>
          <table:table-cell table:style-name="ce59" office:value-type="string" calcext:value-type="string">
            <text:p>Последствие</text:p>
          </table:table-cell>
          <table:table-cell table:style-name="ce89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2" office:value-type="string" calcext:value-type="string">
            <text:p>Развернул сайт timthewebmaster.com на хостинге beget</text:p>
          </table:table-cell>
          <table:table-cell table:style-name="ce74" office:value-type="string" calcext:value-type="string">
            <text:p>Начал интереснейший путь в своей жизни</text:p>
          </table:table-cell>
          <table:table-cell table:style-name="ce91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53" office:value-type="string" calcext:value-type="string">
            <text:p>Получил певые посадочные которые приносят трафик</text:p>
          </table:table-cell>
          <table:table-cell table:style-name="ce92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53" office:value-type="string" calcext:value-type="string">
            <text:p>Сайт стал лучше выглядеть. Уменьшилось к-во отказов.</text:p>
          </table:table-cell>
          <table:table-cell table:style-name="ce92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Закупался на биржах ссылок.</text:p>
          </table:table-cell>
          <table:table-cell table:style-name="ce53" office:value-type="string" calcext:value-type="string">
            <text:p>Увеличил к-во посетителей на сайт. 8 челов/день (временно)</text:p>
          </table:table-cell>
          <table:table-cell table:style-name="ce93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5" office:value-type="string" calcext:value-type="string">
            <text:p>--</text:p>
          </table:table-cell>
          <table:table-cell table:style-name="ce93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53" office:value-type="string" calcext:value-type="string">
            <text:p>Показы и трафик соответственно увеличились</text:p>
          </table:table-cell>
          <table:table-cell table:style-name="ce93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53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53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93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53" office:value-type="string" calcext:value-type="string">
            <text:p>Работа над сайто год</text:p>
          </table:covered-table-cell>
          <table:covered-table-cell table:style-name="ce53"/>
          <table:covered-table-cell table:style-name="ce93"/>
          <table:table-cell table:number-columns-repeated="16381"/>
        </table:table-row>
        <table:table-row table:style-name="ro2">
          <table:table-cell table:style-name="ce54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4" office:value-type="string" calcext:value-type="string">
            <text:p>Трафик на сайт стабилизировался в районе 15-20 ч в день</text:p>
          </table:table-cell>
          <table:table-cell table:style-name="ce94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Google Core Update December</text:p>
          </table:table-cell>
          <table:table-cell table:style-name="ce54" office:value-type="string" calcext:value-type="string">
            <text:p>Сайт не притерпел существенных просадок в показах</text:p>
          </table:table-cell>
          <table:table-cell table:style-name="ce94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4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4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94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олностью избавился от идеи показывать превьюшки статей</text:p>
          </table:table-cell>
          <table:table-cell table:style-name="ce54" office:value-type="string" calcext:value-type="string">
            <text:p>Ничего не поменялось, это было не важно для сайта</text:p>
          </table:table-cell>
          <table:table-cell table:style-name="ce94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оменял, работу фильтров и отображаемых URL, только page и tag</text:p>
          </table:table-cell>
          <table:table-cell table:style-name="ce54" office:value-type="string" calcext:value-type="string">
            <text:p>Увеличил индексацию сайта. С 1300 страниц до 11 000</text:p>
          </table:table-cell>
          <table:table-cell table:style-name="ce94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4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4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94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4" office:value-type="string" calcext:value-type="string">
            <text:p>--</text:p>
          </table:table-cell>
          <table:table-cell table:style-name="ce94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4" office:value-type="string" calcext:value-type="string">
            <text:p>--</text:p>
          </table:table-cell>
          <table:table-cell table:style-name="ce94" office:value-type="string" calcext:value-type="string">
            <text:p>04./2025</text:p>
          </table:table-cell>
          <table:table-cell table:number-columns-repeated="16381"/>
        </table:table-row>
        <table:table-row table:style-name="ro5">
          <table:table-cell table:style-name="ce55" office:value-type="string" calcext:value-type="string">
            <text:p>Оптимизация мета-тегов для статей и инструментов</text:p>
          </table:table-cell>
          <table:table-cell table:style-name="ce54" office:value-type="string" calcext:value-type="string">
            <text:p>Увеличил к-во посетителей на 20%(1-я итерация)</text:p>
          </table:table-cell>
          <table:table-cell table:style-name="ce94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4" office:value-type="string" calcext:value-type="string">
            <text:p>Закрыл от индекса страницы пагинации</text:p>
          </table:table-cell>
          <table:table-cell table:style-name="ce54"/>
          <table:table-cell table:style-name="ce94" office:value-type="string" calcext:value-type="string">
            <text:p>20/06/2025</text:p>
          </table:table-cell>
          <table:table-cell table:number-columns-repeated="16381"/>
        </table:table-row>
        <table:table-row table:style-name="ro3">
          <table:table-cell table:style-name="ce56" office:value-type="string" calcext:value-type="string">
            <text:p>Оптимизация мета-тегов для статей и инструментов</text:p>
          </table:table-cell>
          <table:table-cell table:style-name="ce77"/>
          <table:table-cell table:style-name="ce95" office:value-type="string" calcext:value-type="string">
            <text:p>26/06/2025</text:p>
          </table:table-cell>
          <table:table-cell table:number-columns-repeated="16381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1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98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99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99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3">Удалить все *_list.html и переназначить шаблоны рендеров для каждой категории</text:span></text:p>
              <text:p text:style-name="P1"><text:span text:style-name="T3">Переименовать base_post_list.html в paginator.html</text:span></text:p>
              <text:p text:style-name="P1"><text:span text:style-name="T3">Добавить соответствующую категорию Gallery</text:span></text:p>
              <text:p text:style-name="P1"><text:span text:style-name="T3">Переписать Gallery приложение с использованием paginator.html</text:span></text:p>
              <text:p text:style-name="P1"><text:span text:style-name="T3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8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98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8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3">
            <text:p>RSSReader</text:p>
          </table:table-cell>
          <table:table-cell table:style-name="ce68" office:value-type="string" calcext:value-type="string">
            <text:p>Добавить группировку фидов/канал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98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98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9">
          <table:table-cell table:style-name="ce99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98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9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9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8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8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98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9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10">
          <table:covered-table-cell table:style-name="ce99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98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99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99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128" office:value-type="string" calcext:value-type="string">
            <text:p>Добавь возможность импорта шаблонов через файлы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99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10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Вместо H1 пропиши очистить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11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55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98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09.24" table:style-name="ta2">
        <table:table-column table:style-name="co10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3">
          <table:table-cell office:value-type="string" calcext:value-type="string">
            <text:p>Пример паралельного парсер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Улучшить представление инструментов на сайте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арсер со свопингом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Переработать TD и QA модели, добавить блоки к статьям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арсер с прокси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Комбинированный парсер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ерекопировать контент Case в Tool, News в Article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еределать домашнюю под новые реали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блок использованных внешних ссылок(скрипт)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блок похожих статей в статьях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блок со статьями где были спользованны те или иные td или qa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Переработка модели статей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Улучшение пагинатора(страниц фильтрации)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Улучшение боковой панел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общую модель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обавить скрипт по автоматизации вставки определений в текст стать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Улучшение навигатора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Определить какие статьи нужно доработать 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Напиши какую-нибудь личную статью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Переписать ссылки на фриланс профилях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Начало доработак над ImageThief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Остав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Анализ трафика</text:p>
          </table:table-cell>
          <table:table-cell table:content-validation-name="val2" office:value-type="string" calcext:value-type="string">
            <text:p>Аудит трафи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0.24" table:style-name="ta2">
        <table:table-column table:style-name="co14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4">
          <table:table-cell office:value-type="string" calcext:value-type="string">
            <text:p>Заполнить 2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Определить возможные улучшения для отображения в поиске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Ост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Написать статью про то как решил проблему с ожиданием от сервера.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Написать статью про: Всё о Quill blots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2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2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2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Оставить 2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делать ссылки на статьи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2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Default" office:value-type="string" calcext:value-type="string">
            <text:p>Как сделать quill модуль для генерации оглавления статьи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Оставить 2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олнить 5 определений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Quill formats, их расширение и виды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Оставить 2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бственный quill tooltip, как сделать и как работает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делать ссылки на статьи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Оставить 2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делать ссылки на статьи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Ост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Как сделать кастомную toolbar кнопку для quill редактора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делать ссылки на статьи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Нарисовать превью для истории мёртвых языков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office:value-type="string" calcext:value-type="string">
            <text:p>Нарисовать превью для история языков программирования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1.24" table:style-name="ta2">
        <table:table-column table:style-name="co15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5">
          <table:table-cell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Улучшить отображения статей-серий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<text:s/>Search result parser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<text:s/>Парсеров изображений и парсеров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<text:s/>шейдеров, webGL, 3d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django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react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telegram bots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еределать и улучшить кластер по истории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здать кластер для backend</text:p>
          </table:table-cell>
          <table:table-cell table:content-validation-name="val2" office:value-type="string" calcext:value-type="string">
            <text:p>Аудит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Отпр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нять как вообще можно организовать строительство ссылок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Отпр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Отпр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87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86" office:value-type="string" calcext:value-type="string">
            <text:p>Отправить 3 отклика</text:p>
          </table:table-cell>
          <table:table-cell table:content-validation-name="val2" office:value-type="string" calcext:value-type="string">
            <text:p>Фриланс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87" office:value-type="string" calcext:value-type="string">
            <text:p>Добавить 5 ссылок на сайт</text:p>
          </table:table-cell>
          <table:table-cell table:content-validation-name="val2" office:value-type="string" calcext:value-type="string">
            <text:p>Линкбилдинг</text:p>
          </table:table-cell>
          <table:table-cell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2.24" table:style-name="ta2">
        <table:table-column table:style-name="co16" table:default-cell-style-name="ce46"/>
        <table:table-column table:style-name="co17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05" table:content-validation-name="val2" office:value-type="string" calcext:value-type="string">
            <text:p>Разработк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06" table:content-validation-name="val2" office:value-type="string" calcext:value-type="string">
            <text:p>Доработка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06" table:content-validation-name="val2" office:value-type="string" calcext:value-type="string">
            <text:p>Разработк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06" table:content-validation-name="val2" office:value-type="string" calcext:value-type="string">
            <text:p>Аудит поведенческих факторов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06" table:content-validation-name="val2" office:value-type="string" calcext:value-type="string">
            <text:p>Разработк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05" table:content-validation-name="val2" office:value-type="string" calcext:value-type="string">
            <text:p>Организационный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01.25" table:style-name="ta2">
        <table:table-column table:style-name="co18" table:default-cell-style-name="ce46"/>
        <table:table-column table:style-name="co11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12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5">
          <table:table-cell table:style-name="ce137" office:value-type="string" calcext:value-type="string">
            <text:p><text:span text:style-name="T4">Дописать английскую версию статьи про начало пути в геймдеве </text:span><text:span text:style-name="T5">(Article)</text:span></text:p>
          </table:table-cell>
          <table:table-cell table:style-name="ce205" table:content-validation-name="val2" office:value-type="string" calcext:value-type="string">
            <text:p>Доработка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Геймдев, как я использовал Cocos2dx </text:span><text:span text:style-name="T5">(Article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05" table:content-validation-name="val2" office:value-type="string" calcext:value-type="string">
            <text:p>Разработк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4">На чем зарабатывает Telegram?</text:span><text:span text:style-name="T5"> (Q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Что не умеют делать чат-боты?</text:span><text:span text:style-name="T5"> (Q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4">На чем лучше писать телеграм-бота?</text:span><text:span text:style-name="T5"> (Q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4">Про gogod unity и первую и единственную выпущенную игру LifeOfLoader </text:span><text:span text:style-name="T5">(Article)</text:span>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05" table:content-validation-name="val2" office:value-type="string" calcext:value-type="string">
            <text:p>Создание контента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06" table:content-validation-name="val2" office:value-type="string" calcext:value-type="string">
            <text:p>Создание контента</text:p>
          </table:table-cell>
          <table:table-cell table:style-name="ce206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05" table:content-validation-name="val2" office:value-type="string" calcext:value-type="string">
            <text:p>Организационный</text:p>
          </table:table-cell>
          <table:table-cell table:style-name="ce205" table:content-validation-name="val3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2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2">
        <table:table-column table:style-name="co18" table:default-cell-style-name="ce173"/>
        <table:table-column table:style-name="co19" table:default-cell-style-name="ce191"/>
        <table:table-column table:style-name="co20" table:default-cell-style-name="ce191"/>
        <table:table-column table:style-name="co21" table:default-cell-style-name="ce181"/>
        <table:table-column table:style-name="co4" table:number-columns-repeated="16380" table:default-cell-style-name="ce191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25" table:content-validation-name="val2" office:value-type="string" calcext:value-type="string">
            <text:p>Фриланс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1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6" office:value-type="string" calcext:value-type="string">
            <text:p>Как разворачивать сайт на хостинге от Timeweb </text:p>
          </table:table-cell>
          <table:table-cell table:style-name="ce226" table:content-validation-name="val2" office:value-type="string" calcext:value-type="string">
            <text:p>Создание контента</text:p>
          </table:table-cell>
          <table:table-cell table:style-name="ce226" table:content-validation-name="val3" office:value-type="string" calcext:value-type="string">
            <text:p>НЕ НАЧАТО</text:p>
          </table:table-cell>
          <table:table-cell office:value-type="string" calcext:value-type="string">
            <text:p>02.02-28.05</text:p>
          </table:table-cell>
          <table:table-cell table:number-columns-repeated="16380"/>
        </table:table-row>
        <table:table-row table:style-name="ro11">
          <table:table-cell table:style-name="ce176" office:value-type="string" calcext:value-type="string">
            <text:p>Как в один клик синхронизировать боевой сервер и сервер разработки </text:p>
          </table:table-cell>
          <table:table-cell table:style-name="ce226" table:content-validation-name="val2" office:value-type="string" calcext:value-type="string">
            <text:p>Создание контента</text:p>
          </table:table-cell>
          <table:table-cell table:style-name="ce226" table:content-validation-name="val3" office:value-type="string" calcext:value-type="string">
            <text:p>НЕ НАЧАТО</text:p>
          </table:table-cell>
          <table:table-cell office:value-type="string" calcext:value-type="string">
            <text:p>02.02-28.06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27" table:content-validation-name="val2" office:value-type="string" calcext:value-type="string">
            <text:p>Фриланс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822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27" table:content-validation-name="val2" office:value-type="string" calcext:value-type="string">
            <text:p>Фриланс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27" table:content-validation-name="val2" office:value-type="string" calcext:value-type="string">
            <text:p>Фриланс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2.4736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27" table:content-validation-name="val2" office:value-type="string" calcext:value-type="string">
            <text:p>Фриланс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5" table:content-validation-name="val2" office:value-type="string" calcext:value-type="string">
            <text:p>Организационный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26" table:content-validation-name="val2"/>
          <table:table-cell table:style-name="ce226" table:content-validation-name="val3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26" table:content-validation-name="val3"/>
          <table:table-cell table:number-columns-repeated="16381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3.25" table:style-name="ta2">
        <table:table-column table:style-name="co22" table:default-cell-style-name="ce175"/>
        <table:table-column table:style-name="co19" table:default-cell-style-name="ce225"/>
        <table:table-column table:style-name="co20" table:default-cell-style-name="ce225"/>
        <table:table-column table:style-name="co21" table:default-cell-style-name="ce183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4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1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1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1">
          <table:table-cell table:style-name="ce203" office:value-type="string" calcext:value-type="string">
            <text:p>Как в один клик синхронизировать боевой сервер и сервер разработки 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7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27" table:content-validation-name="val2" office:value-type="string" calcext:value-type="string">
            <text:p>Создание контента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9429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2.1512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27" table:content-validation-name="val2" office:value-type="string" calcext:value-type="string">
            <text:p>Создание контента</text:p>
          </table:table-cell>
          <table:table-cell table:style-name="ce227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1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2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6657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4.0823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26" table:content-validation-name="val2"/>
          <table:table-cell table:style-name="ce226" table:content-validation-name="val3"/>
          <table:table-cell table:style-name="ce179" table:content-validation-name="val4"/>
        </table:table-row>
      </table:table>
      <table:table table:name="04.25" table:style-name="ta2">
        <table:table-column table:style-name="co23" table:default-cell-style-name="ce173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4" table:number-columns-repeated="16380" table:default-cell-style-name="ce208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38" table:content-validation-name="val2" office:value-type="string" calcext:value-type="string">
            <text:p>Доработка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развернуть сайт на django на godaddy хостинге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Как подключить django сайт к почтовому сервису от beget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<text:span text:style-name="T6">Как подключить django </text:span>сайт к почтовому сервису от reg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office:value-type="string" calcext:value-type="string">
            <text:p><text:span text:style-name="T6">Как подключить django </text:span>сайт к почтовому сервису от godaddy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25" table:content-validation-name="val2" office:value-type="string" calcext:value-type="string">
            <text:p>Организационный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1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38" table:content-validation-name="val2" office:value-type="string" calcext:value-type="string">
            <text:p>Организационный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2">
        <table:table-column table:style-name="co27" table:default-cell-style-name="Default"/>
        <table:table-column table:style-name="co28" table:default-cell-style-name="ce238"/>
        <table:table-column table:style-name="co20" table:default-cell-style-name="ce238"/>
        <table:table-column table:style-name="co4" table:default-cell-style-name="Default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1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Доработать инструмент, редактор постов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25" table:content-validation-name="val2" office:value-type="string" calcext:value-type="string">
            <text:p>Доработка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style-name="Default"/>
          <table:table-cell table:content-validation-name="val3"/>
          <table:table-cell/>
        </table:table-row>
      </table:table>
      <table:table table:name="06.25" table:style-name="ta3">
        <office:forms form:automatic-focus="false" form:apply-design-mode="false"/>
        <table:table-column table:style-name="co29" table:default-cell-style-name="ce226"/>
        <table:table-column table:style-name="co19" table:default-cell-style-name="Default"/>
        <table:table-column table:style-name="co20" table:default-cell-style-name="Default"/>
        <table:table-column table:style-name="co30" table:default-cell-style-name="Default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38" table:content-validation-name="val2" office:value-type="string" calcext:value-type="string">
            <text:p>Доработка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38" table:content-validation-name="val2" office:value-type="string" calcext:value-type="string">
            <text:p>Создание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25" table:content-validation-name="val2" office:value-type="string" calcext:value-type="string">
            <text:p>Доработка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25" table:content-validation-name="val2" office:value-type="string" calcext:value-type="string">
            <text:p>Доработка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25" table:content-validation-name="val2" office:value-type="string" calcext:value-type="string">
            <text:p>Доработка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размещение сайтов на reg</text:p>
          </table:table-cell>
          <table:table-cell table:style-name="ce238" table:content-validation-name="val2" office:value-type="string" calcext:value-type="string">
            <text:p>Доработка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38" table:content-validation-name="val2" office:value-type="string" calcext:value-type="string">
            <text:p>Доработка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1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38" table:content-validation-name="val2" office:value-type="string" calcext:value-type="string">
            <text:p>Доработка контента</text:p>
          </table:table-cell>
          <table:table-cell table:style-name="ce238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25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25" table:content-validation-name="val2" office:value-type="string" calcext:value-type="string">
            <text:p>Создание контент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25" office:value-type="string" calcext:value-type="string">
            <text:p>Покрыть тестами Main, Post, PagiScroll</text:p>
          </table:table-cell>
          <table:table-cell table:style-name="ce225" table:content-validation-name="val2" office:value-type="string" calcext:value-type="string">
            <text:p>Разработка</text:p>
          </table:table-cell>
          <table:table-cell table:style-name="ce225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38" table:content-validation-name="val2"/>
          <table:table-cell table:style-name="ce238" table:content-validation-name="val3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1">
        <office:forms form:automatic-focus="false" form:apply-design-mode="false"/>
        <table:table-column table:style-name="co31" table:default-cell-style-name="ce234"/>
        <table:table-column table:style-name="co19" table:default-cell-style-name="ce238"/>
        <table:table-column table:style-name="co32" table:default-cell-style-name="ce238"/>
        <table:table-column table:style-name="co4" table:default-cell-style-name="Default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timeweb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Размещение сайта django gunicorn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Анализ проведённой SEO оптимизации метатегов №3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6">
          <table:table-cell table:style-name="Default"/>
          <table:table-cell table:content-validation-name="val2"/>
          <table:table-cell table:content-validation-name="val3"/>
          <table:table-cell/>
        </table:table-row>
        <table:table-row table:style-name="ro1">
          <table:table-cell table:style-name="Default"/>
          <table:table-cell table:content-validation-name="val2"/>
          <table:table-cell table:content-validation-name="val3"/>
          <table:table-cell/>
        </table:table-row>
      </table:table>
      <table:table table:name="08.25" table:style-name="ta1">
        <table:table-column table:style-name="co33" table:default-cell-style-name="ce234"/>
        <table:table-column table:style-name="co19" table:default-cell-style-name="ce238"/>
        <table:table-column table:style-name="co20" table:default-cell-style-name="ce238"/>
        <table:table-column table:style-name="co4" table:default-cell-style-name="Default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1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 table:number-rows-repeated="19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4">
          <table:table-cell table:style-name="Default"/>
          <table:table-cell table:content-validation-name="val2"/>
          <table:table-cell table:content-validation-name="val3"/>
          <table:table-cell/>
        </table:table-row>
        <table:table-row table:style-name="ro1">
          <table:table-cell table:style-name="Default"/>
          <table:table-cell table:content-validation-name="val2"/>
          <table:table-cell table:content-validation-name="val3"/>
          <table:table-cell/>
        </table:table-row>
      </table:table>
      <table:table table:name="09.25" table:style-name="ta1">
        <table:table-column table:style-name="co34" table:default-cell-style-name="Default"/>
        <table:table-column table:style-name="co4" table:number-columns-repeated="2" table:default-cell-style-name="ce238"/>
        <table:table-column table:style-name="co4" table:default-cell-style-name="Default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table:style-name="ce234"/>
          <table:table-cell table:content-validation-name="val2"/>
          <table:table-cell table:content-validation-name="val3"/>
          <table:table-cell table:style-name="ce209" table:content-validation-name="val4"/>
        </table:table-row>
        <table:table-row table:style-name="ro1" table:number-rows-repeated="38">
          <table:table-cell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3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2.25'.A1:'02.25'.D16" table:display-filter-buttons="true">
          <table:sort>
            <table:sort-by table:field-number="3" table:data-type="automatic"/>
          </table:sort>
        </table:database-range>
        <table:database-range table:name="__Anonymous_Sheet_DB__10" table:target-range-address="'04.25'.A1:'04.25'.D1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21:45:15.9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7-15T21:46:05.906000000</dc:date>
    <meta:editing-duration>P1DT16H38M50S</meta:editing-duration>
    <meta:editing-cycles>270</meta:editing-cycles>
    <meta:generator>LibreOffice/24.2.1.2$Windows_X86_64 LibreOffice_project/db4def46b0453cc22e2d0305797cf981b68ef5ac</meta:generator>
    <meta:document-statistic meta:table-count="16" meta:cell-count="1139" meta:object-count="0"/>
  </office:meta>
</office:document-meta>
</file>